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26cm" table:align="margins"/>
    </style:style>
    <style:style style:name="Tableau1.A" style:family="table-column">
      <style:table-column-properties style:column-width="26cm" style:rel-column-width="65535*"/>
    </style:style>
    <style:style style:name="Tableau1.A1" style:family="table-cell">
      <style:table-cell-properties fo:padding="0.097cm" fo:border="0.5pt solid #000000"/>
    </style:style>
    <style:style style:name="Tableau2" style:family="table">
      <style:table-properties style:width="26cm" fo:break-before="page" table:align="margins"/>
    </style:style>
    <style:style style:name="Tableau2.A" style:family="table-column">
      <style:table-column-properties style:column-width="26cm" style:rel-column-width="65535*"/>
    </style:style>
    <style:style style:name="Tableau2.A1" style:family="table-cell">
      <style:table-cell-properties fo:padding="0.097cm" fo:border="0.5pt solid #000000"/>
    </style:style>
    <style:style style:name="P1" style:family="paragraph" style:parent-style-name="Heading_20_1">
      <style:paragraph-properties fo:text-align="center" style:justify-single-word="false"/>
    </style:style>
    <style:style style:name="P2" style:family="paragraph" style:parent-style-name="Standard">
      <style:paragraph-properties fo:text-align="start" style:justify-single-word="false"/>
      <style:text-properties officeooo:rsid="001a7501" officeooo:paragraph-rsid="001c620f"/>
    </style:style>
    <style:style style:name="P3" style:family="paragraph" style:parent-style-name="Text_20_body">
      <style:text-properties officeooo:paragraph-rsid="001e264d"/>
    </style:style>
    <style:style style:name="P4" style:family="paragraph" style:parent-style-name="Text_20_body">
      <style:text-properties officeooo:rsid="001e264d" officeooo:paragraph-rsid="001e264d"/>
    </style:style>
    <style:style style:name="P5" style:family="paragraph" style:parent-style-name="Text_20_body">
      <style:text-properties fo:font-weight="bold" officeooo:rsid="001e264d" officeooo:paragraph-rsid="001e264d" style:font-weight-asian="bold" style:font-weight-complex="bold"/>
    </style:style>
    <style:style style:name="P6" style:family="paragraph" style:parent-style-name="Text_20_body" style:list-style-name="L1"/>
    <style:style style:name="P7" style:family="paragraph" style:parent-style-name="Text_20_body" style:list-style-name="L1">
      <style:text-properties officeooo:paragraph-rsid="001e9ca3"/>
    </style:style>
    <style:style style:name="P8" style:family="paragraph" style:parent-style-name="Text_20_body">
      <style:text-properties officeooo:paragraph-rsid="001e9ca3"/>
    </style:style>
    <style:style style:name="P9" style:family="paragraph" style:parent-style-name="Text_20_body" style:list-style-name="L2"/>
    <style:style style:name="P10" style:family="paragraph" style:parent-style-name="Text_20_body">
      <style:text-properties fo:font-style="italic" style:text-underline-style="solid" style:text-underline-width="auto" style:text-underline-color="font-color" fo:font-weight="bold" officeooo:paragraph-rsid="001e9ca3" style:font-style-asian="italic" style:font-weight-asian="bold" style:font-style-complex="italic" style:font-weight-complex="bold"/>
    </style:style>
    <style:style style:name="T1" style:family="text">
      <style:text-properties officeooo:rsid="001e264d"/>
    </style:style>
    <style:style style:name="T2" style:family="text">
      <style:text-properties officeooo:rsid="001e9ca3"/>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GPD<text:line-break/></text:h>
      <table:table table:name="Tableau1" table:style-name="Tableau1">
        <table:table-column table:style-name="Tableau1.A"/>
        <table:table-row>
          <table:table-cell table:style-name="Tableau1.A1" office:value-type="string">
            <text:h text:style-name="Heading_20_2" text:outline-level="2">Mentions Légal:</text:h>
            <text:p text:style-name="Text_20_body"/>
            <text:p text:style-name="P10">Identité de l'association : </text:p>
            <text:p text:style-name="P8">Association Lycée La Colinière </text:p>
            <text:p text:style-name="P8">Adresse : <text:span text:style-name="T2">[</text:span>Adresse postale du lycée] </text:p>
            <text:p text:style-name="P8">Téléphone : [Numéro de téléphone du lycée] </text:p>
            <text:p text:style-name="P8">E-mail : [Adresse e-mail de l'association]</text:p>
            <text:list xml:id="list3132416811" text:style-name="L1">
              <text:list-item>
                <text:p text:style-name="P7"><text:span text:style-name="T7">Représentant légal :</text:span> </text:p>
                <text:p text:style-name="P7">Nom du représentant légal : [Nom du représentant légal de l'association] </text:p>
                <text:p text:style-name="P7">Adresse : [Adresse du représentant légal] </text:p>
                <text:p text:style-name="P7">Téléphone : [Numéro de téléphone du représentant légal] </text:p>
                <text:p text:style-name="P7">E-mail : [Adresse e-mail du représentant légal]</text:p>
              </text:list-item>
              <text:list-item>
                <text:p text:style-name="P6"><text:span text:style-name="T7">Numéro d'identification </text:span>: Numéro SIREN : [Numéro SIREN de l'association]</text:p>
              </text:list-item>
              <text:list-item>
                <text:p text:style-name="P7"><text:span text:style-name="T7">Hébergeur</text:span> :</text:p>
                <text:p text:style-name="P7"><text:s/>Nom de l'hébergeur : [Nom de l'hébergeur du site web]</text:p>
                <text:p text:style-name="P7">Adresse : [Adresse de l'hébergeur] </text:p>
                <text:p text:style-name="P7">Téléphone : [Numéro de téléphone de l'hébergeur]</text:p>
                <text:p text:style-name="P7"><text:s/>E-mail : [Adresse e-mail de l'hébergeur]</text:p>
              </text:list-item>
              <text:list-item>
                <text:p text:style-name="P6"><text:span text:style-name="T7">Activité </text:span>: L'association Lycée La Colinière est une association étudiante du lycée La Colinière à Nantes, qui vise à promouvoir des activités culturelles, sportives et éducatives au sein de l'établissement.</text:p>
              </text:list-item>
              <text:list-item>
                <text:p text:style-name="P6"><text:span text:style-name="T7">Numéro de TVA</text:span> : L'association Lycée La Colinière n'est pas assujettie à la TVA.</text:p>
              </text:list-item>
              <text:list-item>
                <text:p text:style-name="P6">Autorités de régulation : L'association Lycée La Colinière est soumise à la réglementation éducative en vigueur du ministère de l'Éducation nationale.</text:p>
              </text:list-item>
              <text:list-item>
                <text:p text:style-name="P6"><text:span text:style-name="T7">Cookies</text:span> : Le site web de l'association Lycée La Colinière utilise des cookies à des fins de fonctionnement et d'analyse du site. Les visiteurs ont la possibilité de gérer les cookies en modifiant les paramètres de leur navigateur.</text:p>
              </text:list-item>
              <text:list-item>
                <text:p text:style-name="P6"><text:span text:style-name="T7">Propriété intellectuelle :</text:span> Le contenu du site web de l'association Lycée La Colinière est protégé par le droit d'auteur. Toute reproduction ou utilisation du contenu sans autorisation est interdite.</text:p>
              </text:list-item>
              <text:list-item>
                <text:p text:style-name="P6"><text:span text:style-name="T7">Liens externes</text:span> : L'association Lycée La Colinière décline toute responsabilité quant au contenu des sites externes vers lesquels des liens peuvent être proposés sur son site web.</text:p>
              </text:list-item>
            </text:list>
          </table:table-cell>
        </table:table-row>
      </table:table>
      <text:p text:style-name="P2"><text:line-break/><text:line-break/></text:p>
      <table:table table:name="Tableau2" table:style-name="Tableau2">
        <table:table-column table:style-name="Tableau2.A"/>
        <table:table-row>
          <table:table-cell table:style-name="Tableau2.A1" office:value-type="string">
            <text:h text:style-name="Heading_20_2" text:outline-level="2">RGPD</text:h>
            <text:p text:style-name="Text_20_body"/>
            <text:list xml:id="list803324017" text:style-name="L2">
              <text:list-item>
                <text:p text:style-name="P9"><text:span text:style-name="T7">Collecte et traitement des données </text:span>: L'association peut collecter des données personnelles dans le cadre de ses activités, par exemple, pour gérer les adhésions, communiquer avec les membres, organiser des événements, etc. Le RGPD exige que les données personnelles soient traitées de manière licite, transparente et pour des finalités spécifiques et légitimes.</text:p>
              </text:list-item>
              <text:list-item>
                <text:p text:style-name="P9"><text:span text:style-name="T7">Consentement </text:span>: Si l'association traite des données personnelles basées sur le consentement des individus, celui-ci doit être donné de manière libre, éclairée et spécifique. L'association doit être en mesure de démontrer qu'elle a obtenu un consentement valide.</text:p>
              </text:list-item>
              <text:list-item>
                <text:p text:style-name="P9"><text:span text:style-name="T7">Droits des personnes concernées</text:span> : Les membres de l'association ont des droits en vertu du RGPD, tels que le droit d'accéder à leurs données personnelles, de les rectifier, de les supprimer, de restreindre leur traitement, de s'opposer au traitement, etc. L'association doit être prête à répondre à ces demandes et à respecter les droits des personnes concernées.</text:p>
              </text:list-item>
              <text:list-item>
                <text:p text:style-name="P9"><text:span text:style-name="T7">Sécurité des données</text:span> : L'association doit mettre en place des mesures de sécurité appropriées pour protéger les données personnelles contre la perte, l'accès non autorisé, la divulgation ou toute autre forme de traitement illicite.</text:p>
              </text:list-item>
              <text:list-item>
                <text:p text:style-name="P9"><text:span text:style-name="T7">Responsabilité et documentation </text:span>: L'association doit être en mesure de démontrer sa conformité au RGPD. Cela peut inclure la tenue d'un registre des activités de traitement, la réalisation d'évaluations d'impact sur la protection des données (EIPD) si nécessaire, et l'adoption de politiques et procédures internes pour assurer la conformité au RGPD.</text:p>
              </text:list-item>
            </text:list>
          </table:table-cell>
        </table:table-row>
      </table:table>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30cm" fo:page-height="37.999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30T10:33:58.580512250</meta:creation-date>
    <dc:date>2023-05-30T11:04:18.858596836</dc:date>
    <meta:editing-duration>PT8M47S</meta:editing-duration>
    <meta:editing-cycles>3</meta:editing-cycles>
    <meta:generator>LibreOffice/7.3.7.2$Linux_X86_64 LibreOffice_project/30$Build-2</meta:generator>
    <meta:document-statistic meta:table-count="2" meta:image-count="0" meta:object-count="0" meta:page-count="2" meta:paragraph-count="31" meta:word-count="510" meta:character-count="3340" meta:non-whitespace-character-count="2860"/>
  </office:meta>
</office:document-meta>
</file>